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Verdana" svg:font-family="Verdana"/>
  </office:font-face-decls>
  <office:automatic-styles>
    <style:style style:family="text" style:name="T1">
      <style:text-properties fo:color="#000000" style:font-name="Verdana" fo:font-size="12pt" fo:language="en" fo:country="US" fo:font-weight="normal" fo:background-color="transparent"/>
    </style:style>
    <style:style style:family="text" style:name="T2">
      <style:text-properties fo:color="#000000" style:font-name="Verdana" fo:font-size="12pt" fo:language="en" fo:country="US" fo:font-weight="normal"/>
    </style:style>
    <style:style style:family="paragraph" style:name="P2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Verdana" fo:font-size="12pt" fo:font-weight="normal"/>
    </style:style>
    <style:style style:family="paragraph" style:name="P3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Verdana" fo:font-size="12pt" fo:language="en" fo:country="US" fo:font-weight="normal"/>
    </style:style>
    <style:style style:family="paragraph" style:name="P4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Verdana" fo:font-size="12pt" fo:language="en" fo:country="US" fo:font-weight="normal"/>
    </style:style>
    <style:style style:family="section" style:name="Sect1">
      <style:section-properties>
        <style:columns fo:column-count="1" fo:column-gap="0.000000in"/>
      </style:section-properties>
    </style:style>
    <style:page-layout style:name="PLayout2">
      <style:page-layout-properties fo:margin-top="0.786806in" fo:margin-bottom="0.786806in" fo:margin-left="0.786806in" fo:margin-right="0.786806in"/>
    </style:page-layout>
    <style:page-layout style:name="Standard">
      <style:page-layout-properties fo:margin-top="0.786806in" fo:margin-bottom="0.786806in" fo:margin-left="0.786806in" fo:margin-right="0.786806in"/>
    </style:page-layout>
  </office:automatic-styles>
  <office:body>
    <office:text>
      <text:section text:style-name="Sect1" text:name="Section1">
        <text:p text:style-name="P1"><text:span text:style-name="T1">Project GTST</text:span></text:p>
        <text:p text:style-name="P1"/>
        <text:p text:style-name="P1"><text:span text:style-name="T1">29 augustus 2011 15:25</text:span></text:p>
        <text:p text:style-name="P1"/>
        <text:p text:style-name="P1"><text:span text:style-name="T1">TODO</text:span></text:p>
        <text:p text:style-name="P1"><text:span text:style-name="T2">□ ...</text:span></text:p>
        <text:p text:style-name="P1"/>
        <text:p text:style-name="P1">TODO (Richel only)</text:p>
        <text:p text:style-name="P1"><text:span text:style-name="T2">□ ...</text:span></text:p>
        <text:p text:style-name="P1"/>
        <text:p text:style-name="P1"><text:span text:style-name="T2">WOULDBEGOODTODO (Richel only)</text:span></text:p>
        <text:p text:style-name="P2"><text:span text:style-name="T2">□ 2011-08-29: let boost::shared_ptr&lt;const Participant&gt; ParticipantDialog::m_participant respond to being removed from the experiment: simple: if boost::shared_ptr&lt;T&gt;::use_count == 1. Other option is to use boost::weak_ptr</text:span></text:p>
        <text:p text:style-name="P1"><text:span text:style-name="T2">□ 2011-08-29: remove timed polling, use Observer Design Pattern more, e.g. for AdministratorDialogs</text:span></text:p>
        <text:p text:style-name="P2"><text:span text:style-name="T2">□ 2011-08-16: generate an overview of managers of all data instances</text:span></text:p>
        <text:p text:style-name="P3"><text:span text:style-name="T2">□ 2011-08-16: generate an overview of all tasks of each server state</text:span></text:p>
        <text:p text:style-name="P1"><text:span text:style-name="T1">□ 2011-08-09: virtuele admin hufter erbij</text:span></text:p>
        <text:p text:style-name="P1"/>
        <text:p text:style-name="P1"/>
        <text:p text:style-name="P1"><text:span text:style-name="T1">DONE</text:span></text:p>
        <text:p text:style-name="P1"><text:span text:style-name="T2">□ 2011-08-26: na elke ronde payoff erbij voor actieve participants</text:span></text:p>
        <text:p text:style-name="P4"><text:span text:style-name="T2">Voorbeeld:</text:span></text:p>
        <text:p text:style-name="P4"><text:span text:style-name="T2">- Bonus wachten: gemiddelde payoff van actieve deelnemers, bijvoorbeeld +1</text:span></text:p>
        <text:p text:style-name="P4"><text:span text:style-name="T2">- Speelgeld: +2</text:span></text:p>
        <text:p text:style-name="P4"><text:span text:style-name="T2">- A deed een periode mee en doet weer een periode mee: +2</text:span></text:p>
        <text:p text:style-name="P4"><text:span text:style-name="T2">- B deed een periode mee, maar is afgevallen: +0</text:span></text:p>
        <text:p text:style-name="P4"><text:span text:style-name="T2">- C moest een periode wachten, maar mag nu meedoen: +2</text:span></text:p>
        <text:p text:style-name="P4"><text:span text:style-name="T2">- D moest een periode wachten, maar moet nog een periode wachten: +1</text:span></text:p>
        <text:p text:style-name="P4"><text:span text:style-name="T2">□ 2011-08-26: show the participants’ chat tags in group widget</text:span></text:p>
        <text:p text:style-name="P4"><text:span text:style-name="T2">□ 2011-08-19: consensus reached in voting must be shown</text:span></text:p>
        <text:p text:style-name="P4"><text:span text:style-name="T2">□ 2011-08-17: refresh experiment pictures</text:span></text:p>
        <text:p text:style-name="P1"><text:span text:style-name="T2">□ 2011-08-16: extract state sequence to Sequence, to easily obtain round and period and increased flexibility</text:span></text:p>
        <text:p text:style-name="P4"><text:span text:style-name="T2">□ 2011-08-16: create a ParticipantDialog that shows when the dialog is responding</text:span></text:p>
        <text:p text:style-name="P3"><text:span text:style-name="T2">□ 2011-08-15: getting caught when there is policing must be shown</text:span></text:p>
        <text:p text:style-name="P4"><text:span text:style-name="T1">□ 2011-08-12: participant gets payoff for waiting</text:span></text:p>
        <text:p text:style-name="P1"><text:span text:style-name="T1">□ 2011-08-12: newline in ‘view group contribution’</text:span></text:p>
        <text:p text:style-name="P1"><text:span text:style-name="T1">□ 2011-08-11: vinkjesdans weg</text:span></text:p>
        <text:p text:style-name="P1"><text:span text:style-name="T1">□ 2011-08-11: auto-update mogelijk gemaakt</text:span></text:p>
        <text:p text:style-name="P1"><text:span text:style-name="T1">□ 2011-08-09: payoff per period voor actieve en wachtende deelnemers op te geven als functie in de parameterfiles</text:span></text:p>
        <text:p text:style-name="P1"><text:span text:style-name="T1">□ 2011-08-07: Zorgen dat de logfile ook als een XML wordt herkend: openings-XML-tags gaat iets mis mee, door de scherpe-haak-openen/kleiner-dan-teken</text:span></text:p>
        <text:p text:style-name="P1"><text:span text:style-name="T1">□ 2011-08-09: select file dialog gooit een exception als een file wordt geselecteerd</text:span></text:p>
        <text:p text:style-name="P1"><text:span text:style-name="T1">□ 2011-08-09: GTST op single-core server</text:span></text:p>
        <text:p text:style-name="P1"><text:span text:style-name="T1">□ 2011-08-08: Chat tags gefixt</text:span></text:p>
        <text:p text:style-name="P1"><text:span text:style-name="T1">□ 2011-08-08: Chat tags verkleinen naar 16x16 pixels</text:span></text:p>
        <text:p text:style-name="P1"><text:span text:style-name="T1">□ 2011-08-05: snelheid en thread-safety server: gebruik WtServerPusher en WtTimedServerPusher, Server thread-safe gemaakt</text:span></text:p>
        <text:p text:style-name="P1"><text:span text:style-name="T1">□ 2011-07-26: extra tekst weergeven in 'results all'/'between rounds' screen: 'Your group will (1) be eliminated (2) remain (3) split'</text:span></text:p>
        <text:p text:style-name="P1"><text:span text:style-name="T1">□ 2011-07-1: chat tag: pictogram in plaats van karakter</text:span></text:p>
        <text:p text:style-name="P1"><text:span text:style-name="T1">□ 2011-07-15: Fixen error: gtst: ../ProjectGtst/serverstateviewresultsvoting.cpp:235: virtual void ServerStateViewResultsVoting::Start(): Assertion `max_count &gt;= 1' failed.</text:span></text:p>
        <text:p text:style-name="P1"><text:span text:style-name="T1">□ 2011-07-15: Post bij Wt Forum t.b.v. snelheid server</text:span></text:p>
        <text:p text:style-name="P1"><text:span text:style-name="T1">□ 2011-07-15: parameter file downloadbaar maken</text:span></text:p>
        <text:p text:style-name="P1"><text:span text:style-name="T1">□ 2011-07-14: post op Wt forum om parameter file downloadbaar maken</text:span></text:p>
        <text:p text:style-name="P1"><text:span text:style-name="T1">□ 2011-07-14: test OProfiler: mislukt</text:span></text:p>
        <text:p text:style-name="P1"><text:span text:style-name="T1">□ 2011-07-14: tekst wijziging: 'your last payoff' moet worden 'your earnings in the last period is x points'</text:span></text:p>
        <text:p text:style-name="P1"><text:span text:style-name="T1">□ 2011-07-14: tekst wijziging: 'your total payoff' moet worden 'your total earnings are x points'</text:span></text:p>
        <text:p text:style-name="P1"><text:span text:style-name="T1">□ 2011-07-14: cijfers weergeven in twee significante cijfers</text:span></text:p>
        <text:p text:style-name="P1"><text:span text:style-name="T1">□ </text:span><text:bookmark-start text:name="__DdeLink__2_767886403"/><text:span text:style-name="T1">2011-07-14: </text:span><text:bookmark-end text:name="__DdeLink__2_767886403"/><text:span text:style-name="T1">toevoegen gedisablede radiogroup onderaan chat, waarover gestemd gaat worden</text:span></text:p>
        <text:p text:style-name="P1"><text:span text:style-name="T1">□ 2011-07-13: Chat pictograms met Qt mogelijk</text:span></text:p>
        <text:p text:style-name="P1"><text:span text:style-name="T1">□ 2011-07-10: Quiz state klaargezet</text:span></text:p>
        <text:p text:style-name="P1"/>
        <text:p text:style-name="P1"><text:span text:style-name="T1">NOTTODO</text:span></text:p>
        <text:p text:style-name="P1"><text:span text:style-name="T1">□ 2011-07-18: Veranderen standaard van weergave resultaten, is nu XML</text:span></text:p>
        <text:p text:style-name="P1"><text:span text:style-name="T1">□ Enquete en quiz: kan ook in zTree of met papier</text:span></text:p>
        <text:p text:style-name="P1"><text:span text:style-name="T1">□ XML parsing: kan ook in R</text:span>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Verdana" svg:font-family="Verdana"/>
    <style:font-face style:name="Times New Roman" svg:font-family="Times New Roman"/>
    <style:font-face style:name="OpenSymbol" svg:font-family="OpenSymbol"/>
  </office:font-face-decls>
  <office:styles>
    <style:style style:family="text" style:name="Footnote Text" style:parent-style-name="Normal" style:next-style-name="Footnote Text">
      <style:text-properties style:font-name="Verdana" fo:font-size="10pt" fo:language="en" fo:country="US"/>
    </style:style>
    <style:style style:family="text" style:name="Bullet Symbols_text" style:next-style-name="Bullet Symbols_text">
      <style:text-properties style:font-name="OpenSymbol"/>
    </style:style>
    <style:style style:family="text" style:name="Normal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language="en" fo:country="US" fo:font-weight="normal" fo:background-color="transparent"/>
    </style:style>
    <style:style style:family="text" style:name="Endnote Text" style:parent-style-name="Normal" style:next-style-name="Endnote Text">
      <style:text-properties style:font-name="Verdana" fo:font-size="12pt" fo:language="en" fo:country="US"/>
    </style:style>
    <style:style style:family="text" style:name="WW-Reference" style:next-style-name="WW-Reference">
      <style:text-properties fo:font-size="10pt"/>
    </style:style>
    <style:style style:family="text" style:name="Reference" style:next-style-name="Reference">
      <style:text-properties fo:font-size="10pt"/>
    </style:style>
    <style:style style:family="paragraph" style:name="Heading" style:next-style-name="Text body">
      <style:paragraph-properties fo:margin-top="0.1660in" fo:margin-bottom="0.0813in"/>
      <style:text-properties style:font-name="Arial" fo:font-size="14pt" fo:language="en" fo:country="US"/>
    </style:style>
    <style:style style:family="paragraph" style:name="Contents 1" style:next-style-name="Contents 1">
      <style:paragraph-properties fo:text-indent="-0.2938in" fo:margin-left="0.5000in"/>
      <style:text-properties style:font-name="Verdana" fo:font-size="12pt" fo:language="en" fo:country="US"/>
    </style:style>
    <style:style style:family="paragraph" style:name="Contents 2" style:next-style-name="Contents 2">
      <style:paragraph-properties fo:text-indent="-0.2938in" fo:margin-left="1.0000in"/>
      <style:text-properties style:font-name="Verdana" fo:font-size="12pt" fo:language="en" fo:country="US"/>
    </style:style>
    <style:style style:family="paragraph" style:name="Contents 3" style:next-style-name="Contents 3">
      <style:paragraph-properties fo:text-indent="-0.2938in" fo:margin-left="1.5000in"/>
      <style:text-properties style:font-name="Verdana" fo:font-size="12pt" fo:language="en" fo:country="US"/>
    </style:style>
    <style:style style:family="paragraph" style:name="Contents 4" style:next-style-name="Contents 4">
      <style:paragraph-properties fo:text-indent="-0.2938in" fo:margin-left="2.0000in"/>
      <style:text-properties style:font-name="Verdana" fo:font-size="12pt" fo:language="en" fo:country="US"/>
    </style:style>
    <style:style style:family="paragraph" style:name="Upper Roman List" style:parent-style-name="Numbered List" style:next-style-name="Upper Roman List">
      <style:paragraph-properties fo:text-indent="-0.2938in" fo:margin-left="0.5000in"/>
    </style:style>
    <style:style style:family="paragraph" style:name="Numbered Heading 2" style:parent-style-name="Heading 2" style:next-style-name="Numbered Heading 2">
      <style:paragraph-properties fo:text-indent="0.0in" fo:margin-left="0.0in">
        <style:tab-stops>
          <style:tab-stop style:type="left" style:position="0.299306in"/>
        </style:tab-stops>
      </style:paragraph-properties>
      <style:text-properties style:font-name="Verdana" fo:font-size="12pt" fo:language="en" fo:country="US"/>
    </style:style>
    <style:style style:family="paragraph" style:name="Square List" style:next-style-name="Square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Lower Roman List" style:next-style-name="Lower Roman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Numbered Heading 1" style:parent-style-name="Heading 1" style:next-style-name="Numbered Heading 1">
      <style:paragraph-properties fo:text-indent="0.0in" fo:margin-left="0.0in">
        <style:tab-stops>
          <style:tab-stop style:type="left" style:position="0.299306in"/>
        </style:tab-stops>
      </style:paragraph-properties>
      <style:text-properties style:font-name="Verdana" fo:font-size="12pt" fo:language="en" fo:country="US"/>
    </style:style>
    <style:style style:family="paragraph" style:name="Diamond List" style:next-style-name="Diamond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Numbered List" style:next-style-name="Numbered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Triangle List" style:next-style-name="Triangle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Numbered Heading 3" style:parent-style-name="Heading 3" style:next-style-name="Numbered Heading 3">
      <style:paragraph-properties fo:text-indent="0.0in" fo:margin-left="0.0in">
        <style:tab-stops>
          <style:tab-stop style:type="left" style:position="0.299306in"/>
        </style:tab-stops>
      </style:paragraph-properties>
      <style:text-properties style:font-name="Verdana" fo:font-size="12pt" fo:language="en" fo:country="US"/>
    </style:style>
    <style:style style:family="paragraph" style:name="Dashed List" style:next-style-name="Dashed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Text body" style:next-style-name="Text body">
      <style:paragraph-properties fo:margin-bottom="0.0813in"/>
      <style:text-properties style:font-name="Verdana" fo:font-size="12pt" fo:language="en" fo:country="US"/>
    </style:style>
    <style:style style:family="paragraph" style:name="Heading 4" style:next-style-name="Heading 4">
      <style:paragraph-properties fo:margin-top="0.3056in" fo:margin-bottom="0.0417in"/>
      <style:text-properties style:font-name="Arial" fo:font-size="12pt" fo:language="en" fo:country="US" fo:font-weight="bold"/>
    </style:style>
    <style:style style:family="paragraph" style:name="Heart List" style:next-style-name="Heart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Caption" style:next-style-name="Caption">
      <style:paragraph-properties fo:margin-top="0.0813in" fo:margin-bottom="0.0813in"/>
      <style:text-properties style:font-name="Verdana" fo:font-size="12pt" fo:language="en" fo:country="US" fo:font-style="italic"/>
    </style:style>
    <style:style style:family="paragraph" style:name="Chapter Heading" style:parent-style-name="Numbered Heading 1" style:next-style-name="Chapter Heading">
      <style:paragraph-properties fo:text-indent="0.0in" fo:margin-left="0.0in">
        <style:tab-stops>
          <style:tab-stop style:type="left" style:position="1.100000in"/>
        </style:tab-stops>
      </style:paragraph-properties>
      <style:text-properties style:font-name="Verdana" fo:font-size="12pt" fo:language="en" fo:country="US"/>
    </style:style>
    <style:style style:family="paragraph" style:name="Upper Case List" style:parent-style-name="Numbered List" style:next-style-name="Upper Case List">
      <style:paragraph-properties fo:text-indent="-0.2938in" fo:margin-left="0.5000in"/>
    </style:style>
    <style:style style:family="paragraph" style:name="Bullet List" style:next-style-name="Bullet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Hand List" style:next-style-name="Hand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Heading 1" style:next-style-name="Heading 1">
      <style:paragraph-properties fo:margin-top="0.3056in" fo:margin-bottom="0.0417in"/>
      <style:text-properties style:font-name="Arial" fo:font-size="17pt" fo:language="en" fo:country="US" fo:font-weight="bold"/>
    </style:style>
    <style:style style:family="paragraph" style:name="Heading 2" style:next-style-name="Heading 2">
      <style:paragraph-properties fo:margin-top="0.3056in" fo:margin-bottom="0.0417in"/>
      <style:text-properties style:font-name="Arial" fo:font-size="14pt" fo:language="en" fo:country="US" fo:font-weight="bold"/>
    </style:style>
    <style:style style:family="paragraph" style:name="Contents Header" style:next-style-name="Contents Header">
      <style:paragraph-properties fo:text-align="center" fo:margin-top="0.1667in" fo:margin-bottom="0.0813in"/>
      <style:text-properties style:font-name="Arial" fo:font-size="16pt" fo:language="en" fo:country="US" fo:font-weight="bold"/>
    </style:style>
    <style:style style:family="paragraph" style:name="Tick List" style:next-style-name="Tick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Heading 3" style:next-style-name="Heading 3">
      <style:paragraph-properties fo:margin-top="0.3056in" fo:margin-bottom="0.0417in"/>
      <style:text-properties style:font-name="Arial" fo:font-size="12pt" fo:language="en" fo:country="US" fo:font-weight="bold"/>
    </style:style>
    <style:style style:family="paragraph" style:name="Lower Case List" style:parent-style-name="Numbered List" style:next-style-name="Lower Case List">
      <style:paragraph-properties fo:text-indent="-0.2938in" fo:margin-left="0.5000in"/>
    </style:style>
    <style:style style:family="paragraph" style:name="Block Text" style:next-style-name="Block Text">
      <style:paragraph-properties fo:margin-left="1.0000in" fo:margin-right="1.0000in" fo:margin-bottom="0.0813in"/>
      <style:text-properties style:font-name="Verdana" fo:font-size="12pt" fo:language="en" fo:country="US"/>
    </style:style>
    <style:style style:family="paragraph" style:name="List" style:parent-style-name="Text body" style:next-style-name="List">
      <style:paragraph-properties fo:margin-bottom="0.0813in"/>
      <style:text-properties style:font-name="Verdana" fo:font-size="12pt" fo:language="en" fo:country="US"/>
    </style:style>
    <style:style style:family="paragraph" style:name="Index" style:next-style-name="Index">
      <style:text-properties style:font-name="Times New Roman" fo:font-size="12pt" fo:language="en" fo:country="US"/>
    </style:style>
    <style:style style:family="paragraph" style:name="Implies List" style:next-style-name="Implies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Box List" style:next-style-name="Box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Star List" style:next-style-name="Star List">
      <style:paragraph-properties fo:text-indent="-0.2938in" fo:margin-left="0.5000in"/>
      <style:text-properties style:font-name="Verdana" fo:font-size="12pt" fo:language="en" fo:country="US"/>
    </style:style>
    <style:style style:family="paragraph" style:name="Plain Text" style:next-style-name="Plain Text">
      <style:text-properties style:font-name="Courier New" fo:font-size="12pt" fo:language="en" fo:country="US"/>
    </style:style>
    <style:style style:family="paragraph" style:name="Section Heading" style:parent-style-name="Numbered Heading 1" style:next-style-name="Section Heading">
      <style:paragraph-properties fo:text-indent="0.0in" fo:margin-left="0.0in">
        <style:tab-stops>
          <style:tab-stop style:type="left" style:position="1.100000in"/>
        </style:tab-stops>
      </style:paragraph-properties>
      <style:text-properties style:font-name="Verdana" fo:font-size="12pt" fo:language="en" fo:country="US"/>
    </style:style>
  </office:styles>
  <office:automatic-styles>
    <style:page-layout style:name="Standard">
      <style:page-layout-properties fo:page-width="8.500000in" fo:page-height="11.000000in" style:print-orientation="portrait" fo:margin-top="0.786806in" fo:margin-bottom="0.786806in" fo:margin-left="0.786806in" fo:margin-right="0.786806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